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TL Argo TOT" svg:font-family="'DTL Argo TO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6.69pt"/>
    </style:style>
    <style:style style:name="co2" style:family="table-column">
      <style:table-column-properties fo:break-before="auto" style:column-width="249.45pt"/>
    </style:style>
    <style:style style:name="co3" style:family="table-column">
      <style:table-column-properties fo:break-before="auto" style:column-width="367.2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7pt" fo:break-before="auto" style:use-optimal-row-height="true"/>
    </style:style>
    <style:style style:name="ro3" style:family="table-row">
      <style:table-row-properties style:row-height="46.2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ext-properties style:font-name="Liberation Sans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Method 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Collection</text:p>
          </table:table-cell>
          <table:table-cell office:value-type="string" calcext:value-type="string">
            <text:p>add(Object 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lection</text:p>
          </table:table-cell>
          <table:table-cell office:value-type="string" calcext:value-type="string">
            <text:p>addAll(Collection&lt;?&gt; coll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lection</text:p>
          </table:table-cell>
          <table:table-cell office:value-type="string" calcext:value-type="string">
            <text:p>remove(Object o)</text:p>
          </table:table-cell>
          <table:table-cell office:value-type="string" calcext:value-type="string">
            <text:p>Removes the first occurrence of o in the collec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lection</text:p>
          </table:table-cell>
          <table:table-cell office:value-type="string" calcext:value-type="string">
            <text:p>removeAll(Collection&lt;?&gt; coll)</text:p>
          </table:table-cell>
          <table:table-cell office:value-type="string" calcext:value-type="string">
            <text:p>Removes all occurences in coll from the collec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lection</text:p>
          </table:table-cell>
          <table:table-cell office:value-type="string" calcext:value-type="string">
            <text:p>containsAll(Collection&lt;? extends E&gt; coll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lection</text:p>
          </table:table-cell>
          <table:table-cell office:value-type="string" calcext:value-type="string">
            <text:p>retainAll(Collec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lection</text:p>
          </table:table-cell>
          <table:table-cell office:value-type="string" calcext:value-type="string">
            <text:p>isEmpty(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lection</text:p>
          </table:table-cell>
          <table:table-cell office:value-type="string" calcext:value-type="string">
            <text:p>size(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lection</text:p>
          </table:table-cell>
          <table:table-cell office:value-type="string" calcext:value-type="string">
            <text:p>retainAll(Collection&lt;?&gt; coll)</text:p>
          </table:table-cell>
          <table:table-cell office:value-type="string" calcext:value-type="string">
            <text:p>Removes everything from collection NOT in coll argum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lection</text:p>
          </table:table-cell>
          <table:table-cell office:value-type="string" calcext:value-type="string">
            <text:p>Object[] toArray(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lection</text:p>
          </table:table-cell>
          <table:table-cell table:style-name="ce3" office:value-type="string" calcext:value-type="string">
            <text:p>&lt;T&gt; T[] toArray(T[] a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lection</text:p>
          </table:table-cell>
          <table:table-cell office:value-type="string" calcext:value-type="string">
            <text:p>clear(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terator</text:p>
          </table:table-cell>
          <table:table-cell office:value-type="string" calcext:value-type="string">
            <text:p>hasNext()</text:p>
          </table:table-cell>
          <table:table-cell table:style-name="ce3" office:value-type="string" calcext:value-type="string">
            <text:p>Returns true if the iteration has more elements. (In other words, returns true if <text:a xlink:href="https://docs.oracle.com/javase/8/docs/api/java/util/Iterator.html#next--" xlink:type="simple">next()</text:a> would return an element rather than throwing an exception.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terator</text:p>
          </table:table-cell>
          <table:table-cell office:value-type="string" calcext:value-type="string">
            <text:p>next()</text:p>
          </table:table-cell>
          <table:table-cell table:style-name="ce3" office:value-type="string" calcext:value-type="string">
            <text:p>Returns the next element in the iteration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terator</text:p>
          </table:table-cell>
          <table:table-cell office:value-type="string" calcext:value-type="string">
            <text:p>remove()</text:p>
          </table:table-cell>
          <table:table-cell table:style-name="ce3" office:value-type="string" calcext:value-type="string">
            <text:p>Removes from the underlying collection the last element returned by this iterator (optional operation). This method can be called only once per call to <text:a xlink:href="https://docs.oracle.com/javase/8/docs/api/java/util/Iterator.html#next--" xlink:type="simple">next()</text:a>. The behavior of an iterator is unspecified if the underlying collection is modified while the iteration is in progress in any way other than by calling this method.</text:p>
          </table:table-cell>
          <table:table-cell table:number-columns-repeated="1021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TL Argo TOT" svg:font-family="'DTL Argo TO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3">00/00/0000</text:date>, <text:time style:data-style-name="N2" text:time-value="08:32:26.6428803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08:24:18.850016704</meta:creation-date>
    <dc:date>2018-02-23T09:55:33.220218060</dc:date>
    <meta:editing-duration>PT56M27S</meta:editing-duration>
    <meta:editing-cycles>3</meta:editing-cycles>
    <meta:generator>LibreOffice/5.1.6.2$Linux_X86_64 LibreOffice_project/10m0$Build-2</meta:generator>
    <meta:document-statistic meta:table-count="1" meta:cell-count="39" meta:object-count="0"/>
  </office:meta>
</office:document-meta>
</file>